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8D000001B1E2D46F88.png"/>
  <manifest:file-entry manifest:media-type="image/png" manifest:full-path="Pictures/10000201000003970000011F20D5CEB6.png"/>
  <manifest:file-entry manifest:media-type="image/png" manifest:full-path="Pictures/1000020100000169000001EE7533D36E.png"/>
  <manifest:file-entry manifest:media-type="image/png" manifest:full-path="Pictures/100002010000034E000002049FBAA793.png"/>
  <manifest:file-entry manifest:media-type="image/png" manifest:full-path="Pictures/100002010000046D0000021E6F58F1BD.png"/>
  <manifest:file-entry manifest:media-type="image/png" manifest:full-path="Pictures/1000020100000464000001E2AB29E3A0.png"/>
  <manifest:file-entry manifest:media-type="image/png" manifest:full-path="Pictures/1000020100000484000001A7FEADA4F5.png"/>
  <manifest:file-entry manifest:media-type="image/png" manifest:full-path="Pictures/10000201000003BA00000118577CE330.png"/>
  <manifest:file-entry manifest:media-type="image/png" manifest:full-path="Pictures/1000020100000454000002155D83379E.png"/>
  <manifest:file-entry manifest:media-type="image/png" manifest:full-path="Pictures/10000201000003730000024AE2CABAD4.png"/>
  <manifest:file-entry manifest:media-type="image/png" manifest:full-path="Pictures/100002010000051D000001AD64DCD23A.png"/>
  <manifest:file-entry manifest:media-type="image/png" manifest:full-path="Pictures/10000201000003A2000001E2B9067086.png"/>
  <manifest:file-entry manifest:media-type="image/png" manifest:full-path="Pictures/10000201000003D900000198AE295754.png"/>
  <manifest:file-entry manifest:media-type="image/png" manifest:full-path="Pictures/100002010000047A000001C010E3F4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kumentacja 26.01 2026 angular</text:p>
      <text:p text:style-name="Standard"/>
      <text:p text:style-name="Standard"><draw:frame draw:style-name="fr1" draw:name="grafika1" text:anchor-type="paragraph" svg:width="17cm" svg:height="5.308cm" draw:z-index="0"><draw:image xlink:href="Pictures/10000201000003970000011F20D5CEB6.png" xlink:type="simple" xlink:show="embed" xlink:actuate="onLoad"/></draw:frame></text:p>
      <text:p text:style-name="Standard"><draw:frame draw:style-name="fr1" draw:name="grafika2" text:anchor-type="paragraph" svg:width="17cm" svg:height="8.177cm" draw:z-index="1"><draw:image xlink:href="Pictures/1000020100000454000002155D83379E.png" xlink:type="simple" xlink:show="embed" xlink:actuate="onLoad"/></draw:frame></text:p>
      <text:p text:style-name="Standard"><draw:frame draw:style-name="fr2" draw:name="grafika3" text:anchor-type="paragraph" svg:x="0cm" svg:y="0cm" svg:width="17cm" svg:height="4.988cm" draw:z-index="2"><draw:image xlink:href="Pictures/10000201000003BA00000118577CE330.png" xlink:type="simple" xlink:show="embed" xlink:actuate="onLoad"/></draw:frame></text:p>
      <text:p text:style-name="Standard"><draw:frame draw:style-name="fr1" draw:name="grafika4" text:anchor-type="paragraph" svg:width="17cm" svg:height="6.219cm" draw:z-index="3"><draw:image xlink:href="Pictures/1000020100000484000001A7FEADA4F5.png" xlink:type="simple" xlink:show="embed" xlink:actuate="onLoad"/></draw:frame><text:soft-page-break/></text:p>
      <text:p text:style-name="Standard"/>
      <text:p text:style-name="Standard"><draw:frame draw:style-name="fr1" draw:name="grafika5" text:anchor-type="paragraph" svg:width="17cm" svg:height="8.098cm" draw:z-index="4"><draw:image xlink:href="Pictures/100002010000038D000001B1E2D46F88.png" xlink:type="simple" xlink:show="embed" xlink:actuate="onLoad"/></draw:frame></text:p>
      <text:p text:style-name="Standard"><draw:frame draw:style-name="fr2" draw:name="grafika6" text:anchor-type="paragraph" svg:x="0cm" svg:y="0.947cm" svg:width="6.655cm" svg:height="8.998cm" draw:z-index="5"><draw:image xlink:href="Pictures/1000020100000169000001EE7533D36E.png" xlink:type="simple" xlink:show="embed" xlink:actuate="onLoad"/></draw:frame></text:p>
      <text:p text:style-name="Standard"/>
      <text:p text:style-name="Standard"/>
      <text:p text:style-name="Standard"><draw:frame draw:style-name="fr2" draw:name="grafika7" text:anchor-type="paragraph" svg:x="-0.041cm" svg:y="0.019cm" svg:width="17cm" svg:height="7.29cm" draw:z-index="6"><draw:image xlink:href="Pictures/1000020100000464000001E2AB29E3A0.png" xlink:type="simple" xlink:show="embed" xlink:actuate="onLoad"/></draw:frame><text:soft-page-break/></text:p>
      <text:p text:style-name="Standard"><draw:frame draw:style-name="fr1" draw:name="grafika8" text:anchor-type="paragraph" svg:width="17cm" svg:height="8.132cm" draw:z-index="7"><draw:image xlink:href="Pictures/100002010000046D0000021E6F58F1BD.png" xlink:type="simple" xlink:show="embed" xlink:actuate="onLoad"/></draw:frame></text:p>
      <text:p text:style-name="Standard"><draw:frame draw:style-name="fr1" draw:name="grafika9" text:anchor-type="paragraph" svg:width="17cm" svg:height="6.645cm" draw:z-index="8"><draw:image xlink:href="Pictures/100002010000047A000001C010E3F4F7.png" xlink:type="simple" xlink:show="embed" xlink:actuate="onLoad"/></draw:frame></text:p>
      <text:p text:style-name="Standard"><draw:frame draw:style-name="fr2" draw:name="grafika10" text:anchor-type="paragraph" svg:x="-0.203cm" svg:y="0cm" svg:width="17cm" svg:height="10.368cm" draw:z-index="9"><draw:image xlink:href="Pictures/100002010000034E000002049FBAA793.png" xlink:type="simple" xlink:show="embed" xlink:actuate="onLoad"/></draw:frame><text:soft-page-break/></text:p>
      <text:p text:style-name="Standard"/>
      <text:p text:style-name="Standard"><draw:frame draw:style-name="fr1" draw:name="grafika11" text:anchor-type="paragraph" svg:width="17cm" svg:height="11.282cm" draw:z-index="10"><draw:image xlink:href="Pictures/10000201000003730000024AE2CABAD4.png" xlink:type="simple" xlink:show="embed" xlink:actuate="onLoad"/></draw:frame></text:p>
      <text:p text:style-name="Standard"/>
      <text:p text:style-name="Standard"><draw:frame draw:style-name="fr3" draw:name="grafika12" text:anchor-type="paragraph" svg:width="17cm" svg:height="5.57cm" draw:z-index="11"><draw:image xlink:href="Pictures/100002010000051D000001AD64DCD23A.png" xlink:type="simple" xlink:show="embed" xlink:actuate="onLoad"/></draw:frame><text:soft-page-break/></text:p>
      <text:p text:style-name="Standard"/>
      <text:p text:style-name="Standard"><draw:frame draw:style-name="fr1" draw:name="grafika13" text:anchor-type="paragraph" svg:width="17cm" svg:height="7.041cm" draw:z-index="12"><draw:image xlink:href="Pictures/10000201000003D900000198AE295754.png" xlink:type="simple" xlink:show="embed" xlink:actuate="onLoad"/></draw:frame></text:p>
      <text:p text:style-name="Standard"><draw:frame draw:style-name="fr1" draw:name="grafika14" text:anchor-type="paragraph" svg:width="17cm" svg:height="8.811cm" draw:z-index="13"><draw:image xlink:href="Pictures/10000201000003A2000001E2B906708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1-26T12:54:39.60</meta:creation-date>
    <dc:date>2026-01-26T14:06:07.95</dc:date>
    <meta:editing-duration>PT41M7S</meta:editing-duration>
    <meta:editing-cycles>2</meta:editing-cycles>
    <meta:generator>OpenOffice/4.1.15$Win32 OpenOffice.org_project/4115m2$Build-9813</meta:generator>
    <meta:document-statistic meta:table-count="0" meta:image-count="14" meta:object-count="0" meta:page-count="5" meta:paragraph-count="1" meta:word-count="4" meta:character-count="31"/>
  </office:meta>
</office:document-meta>
</file>